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1" svg:font-family="'Angsana New'"/>
    <style:font-face style:name="Monaco" svg:font-family="Monaco" style:font-family-generic="roman"/>
    <style:font-face style:name="AngsanaUPC" svg:font-family="AngsanaUPC" style:font-pitch="variable"/>
    <style:font-face style:name="Monaco1" svg:font-family="Monac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ngsanaUPC" fo:font-size="15pt" style:font-size-asian="15pt" style:font-size-complex="15pt"/>
    </style:style>
    <style:style style:name="P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ngsanaUPC" fo:font-size="15pt" officeooo:paragraph-rsid="0017f597" style:font-size-asian="15pt" style:font-size-complex="15pt"/>
    </style:style>
    <style:style style:name="P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ngsanaUPC" fo:font-size="15pt" officeooo:rsid="0017f597" officeooo:paragraph-rsid="0017f597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public Mat startProcess(String inputPath){</text:p>
      <text:p text:style-name="P1"><text:tab/><text:tab/>//load image;</text:p>
      <text:p text:style-name="P1"><text:tab/><text:tab/>image = Highgui.imread(inputPath);</text:p>
      <text:p text:style-name="P1"><text:tab/><text:tab/></text:p>
      <text:p text:style-name="P1"><text:tab/><text:tab/>//convert to Gray</text:p>
      <text:p text:style-name="P1"><text:tab/><text:tab/>Imgproc.cvtColor(image, image, Imgproc.COLOR_RGB2GRAY);</text:p>
      <text:p text:style-name="P1"><text:tab/><text:tab/></text:p>
      <text:p text:style-name="P1"><text:tab/><text:tab/>//Add Blur</text:p>
      <text:p text:style-name="P1"><text:tab/><text:tab/>org.opencv.core.Size s = new Size(5,5);</text:p>
      <text:p text:style-name="P1"><text:tab/><text:tab/>Imgproc.GaussianBlur(image,image,s,0);</text:p>
      <text:p text:style-name="P1"><text:tab/><text:tab/></text:p>
      <text:p text:style-name="P1"><text:tab/><text:tab/>//AdaptiveThreshold -&gt; classify as either black or white</text:p>
      <text:p text:style-name="P1"><text:tab/><text:tab/>Imgproc.adaptiveThreshold(image, image, 255, Imgproc.ADAPTIVE_THRESH_MEAN_C, Imgproc.THRESH_BINARY, 25, 2);</text:p>
      <text:p text:style-name="P1"><text:tab/><text:tab/>Log.i(TAG, "Complete Image Process");</text:p>
      <text:p text:style-name="P1"><text:tab/><text:tab/>return image;</text:p>
      <text:p text:style-name="P1"><text:tab/>}</text:p>
      <text:p text:style-name="P2"/>
      <text:p text:style-name="P3">ตัวอย่าง Code ชุดนี้ เป็นกระบวนการประมวลผลภาพถ่ายที่ได้จากการกระบวนการถ่ายภาพ การทำงานเริ่มต้นคือ เรียกไฟล์ภาพถ่ายมาจากหล่งที่เก็บภาพ มาใส่ไว้ในตัวแปร ดังตัวอย่างคำสั่งนี้</text:p>
      <text:p text:style-name="P3"><text:tab/> image = Highgui.imread(inputPath);</text:p>
      <text:p text:style-name="P3"/>
      <text:p text:style-name="P3">ต่อมาทำการแปลงข้อมูลภาพที่ใส่ไว้ในตัวแปรไปทำการเปลี่ยนแปลงจากภาพสีเป็นภาพแบบขาวดำตามคำสั่งต่อไปนี้</text:p>
      <text:p text:style-name="P3"><text:tab/>Imgproc.cvtColor(image, image, Imgproc.COLOR_RGB2GRAY);</text:p>
      <text:p text:style-name="P3"/>
      <text:p text:style-name="P3">ต่อมาทำการเบลอภาพถ่ายที่ได้จากกระบวนการก่อนหน้า เพื่อทำให้รายละเอียดต่างๆ มีขนาดใหญ่ขึ้นด้วยคำสั่งต่อไปนี้</text:p>
      <text:p text:style-name="P3"><text:tab/>org.opencv.core.Size s = new Size(5,5);</text:p>
      <text:p text:style-name="P3"><text:tab/>Imgproc.GaussianBlur(image,image,s,0);</text:p>
      <text:p text:style-name="P3"/>
      <text:p text:style-name="P3">หลังจากกระบวนการเบลอภาพแล้ว ให้ทำการลดความเปรียบต่างของสีขาวดำ เพื่อให้เห็นลายเส้นของภาพที่จะนำมาประมวลผลตามคำสั่งต่อไปนี้</text:p>
      <text:p text:style-name="P3"/>
      <text:p text:style-name="P3"><text:tab/>Imgproc.adaptiveThreshold(image, image, 255, Imgproc.ADAPTIVE_THRESH_MEAN_C, Imgproc.THRESH_BINARY, 25, 2);</text:p>
      <text:p text:style-name="P3"/>
      <text:p text:style-name="P3">เมื่อจบกระบวนการทั้งหมดแล้วจะคืนค่าไปยังกระบวนการต่างๆ ต่อไป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gsana New1" svg:font-family="'Angsana New'"/>
    <style:font-face style:name="Monaco" svg:font-family="Monaco" style:font-family-generic="roman"/>
    <style:font-face style:name="AngsanaUPC" svg:font-family="AngsanaUPC" style:font-pitch="variable"/>
    <style:font-face style:name="Monaco1" svg:font-family="Monac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Angsana New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ngsana New1" style:font-family-complex="'Angsana New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ngsana New1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1" style:font-family-complex="'Angsana New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11:30:25.741753000</meta:creation-date>
    <dc:date>2015-05-14T11:39:50.833013000</dc:date>
    <meta:editing-duration>P0D</meta:editing-duration>
    <meta:editing-cycles>1</meta:editing-cycles>
    <meta:document-statistic meta:table-count="0" meta:image-count="0" meta:object-count="0" meta:page-count="1" meta:paragraph-count="26" meta:word-count="211" meta:character-count="1215" meta:non-whitespace-character-count="1122"/>
    <meta:generator>LibreOffice/4.1.4.2$MacOSX_x86 LibreOffice_project/0a0440ccc0227ad9829de5f46be37cfb6edcf72</meta:generator>
  </office:meta>
</office:document-meta>
</file>